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ítulo_20_e_20_conteúdo_7e_LT_7e_Gliederung_20_1">
      <style:paragraph-properties fo:margin-left="5.08cm" fo:margin-right="0cm" fo:text-indent="-1.429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" style:family="paragraph" style:parent-style-name="Título_20_e_20_conteúdo_7e_LT_7e_Gliederung_20_1">
      <style:paragraph-properties fo:margin-left="5.08cm" fo:margin-right="0cm" fo:text-align="justify" style:justify-single-word="false" fo:text-indent="-1.429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" style:family="paragraph" style:parent-style-name="Título_20_e_20_conteúdo_7e_LT_7e_Gliederung_20_1">
      <style:paragraph-properties fo:margin-left="3.81cm" fo:margin-right="0cm" fo:text-align="justify" style:justify-single-word="false" fo:text-indent="-1.429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" style:family="paragraph" style:parent-style-name="Título_20_e_20_conteúdo_7e_LT_7e_Gliederung_20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Título_20_e_20_conteúdo_7e_LT_7e_Gliederung_20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Título_20_e_20_conteúdo_7e_LT_7e_Gliederung_20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officeooo:rsid="000f65b0" officeooo:paragraph-rsid="000f65b0" style:font-size-asian="12pt" style:font-size-complex="12pt"/>
    </style:style>
    <style:style style:name="P7" style:family="paragraph" style:parent-style-name="Título_20_e_20_conteúdo_7e_LT_7e_Gliederung_20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officeooo:rsid="000f65b0" officeooo:paragraph-rsid="000f65b0" style:font-size-asian="12pt" style:font-size-complex="12pt"/>
    </style:style>
    <style:style style:name="P8" style:family="paragraph" style:parent-style-name="Título_20_e_20_conteúdo_7e_LT_7e_Gliederung_20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Título_20_e_20_conteúdo_7e_LT_7e_Gliederung_20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f65b0"/>
    </style:style>
    <style:style style:name="P10" style:family="paragraph" style:parent-style-name="Título_20_e_20_conteúdo_7e_LT_7e_Gliederung_20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officeooo:paragraph-rsid="000f65b0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1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Título_20_e_20_conteúdo_7e_LT_7e_Gliederung_20_3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4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officeooo:paragraph-rsid="000f65b0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5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f65b0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f65b0" officeooo:paragraph-rsid="000f65b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0f65b0"/>
    </style:style>
    <style:style style:name="P1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officeooo:paragraph-rsid="000f65b0" style:letter-kerning="true" style:font-name-asian="Tahoma" style:font-size-asian="12pt" style:font-style-asian="normal" style:font-weight-asian="normal" style:font-name-complex="Arial1" style:font-size-complex="12pt" style:font-weight-complex="bold" style:text-emphasize="none"/>
    </style:style>
    <style:style style:name="T1" style:family="text">
      <style:text-properties officeooo:rsid="000f65b0"/>
    </style:style>
    <style:style style:name="T2" style:family="text">
      <style:text-properties fo:color="#f79646" style:font-name="Calibri" fo:font-size="24pt" fo:font-style="italic" fo:font-weight="bold" style:font-size-asian="24pt" style:font-style-asian="italic" style:font-weight-asian="bold"/>
    </style:style>
    <style:style style:name="T3" style:family="text">
      <style:text-properties fo:color="#f79646" fo:font-style="italic" style:font-style-asian="italic"/>
    </style:style>
    <style:style style:name="T4" style:family="text">
      <style:text-properties fo:color="#f79646" fo:font-style="italic" fo:font-weight="bold" style:font-style-asian="italic" style:font-weight-asian="bold"/>
    </style:style>
    <style:style style:name="T5" style:family="text">
      <style:text-properties fo:color="#f79646" style:font-name="Times New Roman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fo:font-weight="bold" officeooo:rsid="000f65b0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officeooo:rsid="000f65b0" style:font-size-asian="12pt" style:font-size-complex="12pt"/>
    </style:style>
    <style:style style:name="T10" style:family="text"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T11" style:family="text">
      <style:text-properties style:font-weight-complex="normal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f65b0" style:font-style-asian="normal" style:font-style-complex="normal"/>
    </style:style>
    <style:style style:name="T15" style:family="text">
      <style:text-properties style:font-name="Symbol" style:font-name-asian="Symbol" style:font-name-complex="Symbol"/>
    </style:style>
    <style:style style:name="T16" style:family="text">
      <style:text-properties style:font-name-asian="Tahoma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 de exercícios Análise Léxica: Expressões Regulares</text:p>
      <text:p text:style-name="P16"/>
      <text:p text:style-name="P17"><text:span text:style-name="T6">1) </text:span><text:span text:style-name="T7">Apresente o conjunto de cadeias de caracteres (com pelo menos 5 elementos, quando couber) que </text:span><text:span text:style-name="T8">casam com as expressões regulares</text:span></text:p>
      <text:p text:style-name="P11"><text:span text:style-name="T1">a) </text:span>a <text:s text:c="10"/><text:span text:style-name="T3">L(</text:span><text:span text:style-name="T4">a</text:span><text:span text:style-name="T3">) = {a}</text:span></text:p>
      <text:p text:style-name="P12"><text:span text:style-name="T1">b) </text:span>a*<text:tab/> <text:s text:c="4"/><text:span text:style-name="T3">L(</text:span><text:span text:style-name="T4">a*</text:span><text:span text:style-name="T3">) = L(a)* = {ε, a, aa, aaa, aaaa, ...}</text:span></text:p>
      <text:p text:style-name="P12"><text:span text:style-name="T1">c) </text:span>a+ <text:s text:c="7"/><text:span text:style-name="T3">L(</text:span><text:span text:style-name="T4">a+</text:span><text:span text:style-name="T3">) = L(a)+ = {a, aa, aaa, aaaa, aaaaa, ...}</text:span></text:p>
      <text:p text:style-name="P12"><text:span text:style-name="T1">d) </text:span>(a|b|c)+</text:p>
      <text:p text:style-name="P12"><text:span text:style-name="T1">e) </text:span>(ab)*</text:p>
      <text:p text:style-name="P12"><text:span text:style-name="T1">f) </text:span>(0|1)+</text:p>
      <text:p text:style-name="P12"><text:span text:style-name="T1">g) </text:span>ab*(c|ε)</text:p>
      <text:p text:style-name="P12"><text:span text:style-name="T1">h) </text:span>(ab)*(cd)*</text:p>
      <text:p text:style-name="P4"/>
      <text:p text:style-name="P9"><text:span text:style-name="T9">2) </text:span><text:span text:style-name="T10">A partir das cadeias de caracteres apresentadas, encontre as expressões regulares que as definem:</text:span></text:p>
      <text:p text:style-name="P9"><text:span text:style-name="T10">a) {a, b, ab, abba, aaab, baaa, ...}<text:tab/> <text:s/></text:span><text:span text:style-name="T2"><text:tab/></text:span><text:span text:style-name="T5">(a|b)+</text:span><text:span text:style-name="T10"><text:tab/></text:span></text:p>
      <text:p text:style-name="P13">b) {abc, aabc, aaabc, aaaabc, ...}<text:tab/></text:p>
      <text:p text:style-name="P13">c) {1, 2, 20, 1234, 56789, 803459, ...} <text:tab/></text:p>
      <text:p text:style-name="P13">d) {if, else, do, while}<text:tab/><text:tab/><text:tab/></text:p>
      <text:p text:style-name="P13">e) {casa, nota, mEdia, Peso, zap, IRPF, ...}<text:tab/></text:p>
      <text:p text:style-name="P13">f) {nota01, p1, xyz, xyz123, cod2f1,...}</text:p>
      <text:p text:style-name="P13">g) números hexadecimais em linguagem C</text:p>
      <text:p text:style-name="P13">h) números reais</text:p>
      <text:p text:style-name="P13"/>
      <text:p text:style-name="P15"><text:span text:style-name="T10">3) </text:span><text:span text:style-name="T8">Considere o alfabeto ∑ = {a,b,c,d...,z}</text:span></text:p>
      <text:p text:style-name="P8">a) Apresente uma expressão regular que aceite cadeias de caracteres que contém exatamente um z</text:p>
      <text:p text:style-name="P8">b) Apresente uma expressão regular que aceite cadeias de caracteres que contém no máximo um z</text:p>
      <text:p text:style-name="P4"><text:span text:style-name="T14"/></text:p>
      <text:p text:style-name="P4"><text:span text:style-name="T14">4</text:span><text:span text:style-name="T13">) Considere o alfabeto</text:span><text:span text:style-name="T12"> </text:span>∑ = {a,b,c}, e apresente uma expressão regular que aceite cadeias que não contêm dois <text:span text:style-name="T12">bs</text:span> consecutivos</text:p>
      <text:p text:style-name="P6"/>
      <text:p text:style-name="P6">5) Escreva expressões regulares para os conjuntos de caracteres a seguir, ou apresente motivos para que elas não possam ser escritas:</text:p>
      <text:p text:style-name="P6"><text:soft-page-break/>a) Cadeias de letras em caixa baixa começando e terminando com a.</text:p>
      <text:p text:style-name="P6">b) Cadeias de letras em caixa baixa começando ou terminando com ª</text:p>
      <text:p text:style-name="P6">c) Cadeias de dígitos sem zeros à esquerda.</text:p>
      <text:p text:style-name="P6">d) Cadeias de dígitos que representem números pares.</text:p>
      <text:p text:style-name="P6">e) Cadeias de dígitos tais que todos os 2 ocorram antes de todos os 9.</text:p>
      <text:p text:style-name="P6">f) Cadeias de a e b com três bs consecutivos.</text:p>
      <text:p text:style-name="P6">g) Cadeias de a e b com um número ímpar de as ou um número ímpar de bs.</text:p>
      <text:p text:style-name="P6">h) Cadeias de a e b com um número par de as e um número par de bs.</text:p>
      <text:p text:style-name="P6">i) Cadeias de a e b com exatamente a mesma quantidade de as e bs.</text:p>
      <text:p text:style-name="P6"/>
      <text:p text:style-name="P6">6) Escreva descrições em português para as linguagens geradas pelas expressões regulares a seguir:</text:p>
      <text:p text:style-name="P6">a) (a|b)*a(a|b|<text:span text:style-name="T15"></text:span><text:span text:style-name="T16">)</text:span></text:p>
      <text:p text:style-name="P6"><text:span text:style-name="T16">b) (A|B|...|Z)(a|b|...|z)*</text:span></text:p>
      <text:p text:style-name="P6"><text:span text:style-name="T16">c) (aa|b)*(a|bb)*</text:span></text:p>
      <text:p text:style-name="P6"><text:span text:style-name="T16">d) (0|1|...|9|A|B|C|D|E|F)+(x|X)</text:span></text:p>
      <text:p text:style-name="P14"/>
      <text:p text:style-name="P1"/>
      <text:p text:style-name="P10"/>
      <text:p text:style-name="P2"/>
      <text:p text:style-name="P3"/>
      <text:p text:style-name="P1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adrã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1:37:56.752000000</meta:creation-date>
    <dc:date>2014-08-20T11:50:48.528000000</dc:date>
    <meta:editing-duration>PT19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8" meta:word-count="353" meta:character-count="1983" meta:non-whitespace-character-count="1637"/>
  </office:meta>
</office:document-meta>
</file>